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IN" svg:font-family="DIN" style:font-family-generic="system" style:font-pitch="variable" svg:panose-1="2 0 5 3 4 0 0 2 0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2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2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2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2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2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2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2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2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DI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margin-bottom="0in" fo:line-height="100%" fo:background-color="#FFFFFF"/>
      <style:text-properties style:font-name="Lucida Console" style:font-name-complex="Lucida Console" fo:color="#8B0000" fo:font-size="9pt" style:font-size-asian="9pt" style:font-size-complex="9pt"/>
    </style:style>
    <style:style style:name="P2" style:parent-style-name="Normal" style:family="paragraph">
      <style:paragraph-properties style:text-autospace="none" fo:margin-bottom="0in" fo:line-height="100%" fo:background-color="#FFFFFF"/>
      <style:text-properties style:font-name="Lucida Console" style:font-name-complex="Lucida Console" fo:color="#8B0000" fo:font-size="9pt" style:font-size-asian="9pt" style:font-size-complex="9pt"/>
    </style:style>
    <style:style style:name="P3" style:parent-style-name="Normal" style:family="paragraph">
      <style:paragraph-properties style:text-autospace="none" fo:margin-bottom="0in" fo:line-height="100%" fo:background-color="#FFFFFF"/>
      <style:text-properties style:font-name="Lucida Console" style:font-name-complex="Lucida Console" fo:color="#8B0000" fo:font-size="9pt" style:font-size-asian="9pt" style:font-size-complex="9pt"/>
    </style:style>
    <style:style style:name="P4" style:parent-style-name="Normal" style:family="paragraph">
      <style:paragraph-properties style:text-autospace="none" fo:margin-bottom="0in" fo:line-height="100%" fo:background-color="#FFFFFF"/>
      <style:text-properties style:font-name="Lucida Console" style:font-name-complex="Lucida Console" fo:color="#8B0000" fo:font-size="9pt" style:font-size-asian="9pt" style:font-size-complex="9pt"/>
    </style:style>
    <style:style style:name="P5" style:parent-style-name="Normal" style:family="paragraph">
      <style:paragraph-properties style:text-autospace="none" fo:margin-bottom="0in" fo:line-height="100%" fo:background-color="#FFFFFF"/>
      <style:text-properties style:font-name="Lucida Console" style:font-name-complex="Lucida Console" fo:color="#8B0000" fo:font-size="9pt" style:font-size-asian="9pt" style:font-size-complex="9pt"/>
    </style:style>
    <style:style style:name="P6" style:parent-style-name="Normal" style:family="paragraph">
      <style:paragraph-properties fo:margin-bottom="0in"/>
      <style:text-properties style:font-name="DIN" style:font-name-complex="Calibri" fo:font-size="12pt" style:font-size-asian="12pt" style:font-size-complex="12pt"/>
    </style:style>
    <style:style style:name="P7" style:parent-style-name="Normal" style:family="paragraph">
      <style:paragraph-properties fo:margin-bottom="0in"/>
      <style:text-properties style:font-name="DIN" style:font-name-complex="Calibri" fo:font-size="12pt" style:font-size-asian="12pt" style:font-size-complex="12pt"/>
    </style:style>
    <style:style style:name="P8" style:parent-style-name="Normal" style:family="paragraph">
      <style:paragraph-properties fo:margin-bottom="0in"/>
      <style:text-properties style:font-name="DIN" style:font-name-complex="Calibri" fo:font-size="12pt" style:font-size-asian="12pt" style:font-size-complex="12pt" fo:language="en" fo:country="US"/>
    </style:style>
    <style:style style:name="P9"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10" style:parent-style-name="Normal" style:family="paragraph">
      <style:paragraph-properties fo:margin-bottom="0in"/>
      <style:text-properties style:font-name="DIN" style:font-name-complex="Calibri" fo:font-size="12pt" style:font-size-asian="12pt" style:font-size-complex="12pt" fo:language="en" fo:country="US"/>
    </style:style>
    <style:style style:name="P11" style:parent-style-name="Paragraphedeliste" style:list-style-name="LFO18" style:family="paragraph">
      <style:paragraph-properties fo:margin-bottom="0in"/>
    </style:style>
    <style:style style:name="T12"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13" style:parent-style-name="Policepardéfaut" style:family="text">
      <style:text-properties style:font-name="DIN" style:font-name-complex="Calibri" fo:font-size="12pt" style:font-size-asian="12pt" style:font-size-complex="12pt" fo:language="en" fo:country="US"/>
    </style:style>
    <style:style style:name="P14" style:parent-style-name="Paragraphedeliste" style:list-style-name="LFO18" style:family="paragraph">
      <style:paragraph-properties fo:margin-bottom="0in"/>
    </style:style>
    <style:style style:name="T15"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16" style:parent-style-name="Policepardéfaut" style:family="text">
      <style:text-properties style:font-name="DIN" style:font-name-complex="Calibri" fo:font-size="12pt" style:font-size-asian="12pt" style:font-size-complex="12pt" fo:language="en" fo:country="US"/>
    </style:style>
    <style:style style:name="P17" style:parent-style-name="Paragraphedeliste" style:list-style-name="LFO18" style:family="paragraph">
      <style:paragraph-properties fo:margin-bottom="0.0833in"/>
    </style:style>
    <style:style style:name="T18"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19" style:parent-style-name="Policepardéfaut" style:family="text">
      <style:text-properties style:font-name="DIN" style:font-name-complex="Calibri" fo:font-size="12pt" style:font-size-asian="12pt" style:font-size-complex="12pt" fo:language="en" fo:country="US"/>
    </style:style>
    <style:style style:name="P20"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21" style:parent-style-name="Normal" style:family="paragraph">
      <style:paragraph-properties fo:margin-bottom="0in"/>
      <style:text-properties style:font-name="DIN" style:font-name-complex="Calibri" fo:font-size="12pt" style:font-size-asian="12pt" style:font-size-complex="12pt" fo:language="en" fo:country="US"/>
    </style:style>
    <style:style style:name="P22"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23"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24"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25"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26" style:parent-style-name="Normal" style:family="paragraph">
      <style:paragraph-properties fo:margin-bottom="0in"/>
    </style:style>
    <style:style style:name="T27"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28" style:parent-style-name="Policepardéfaut" style:family="text">
      <style:text-properties style:font-name="DIN" style:font-name-complex="Calibri" fo:font-size="12pt" style:font-size-asian="12pt" style:font-size-complex="12pt" fo:language="en" fo:country="US"/>
    </style:style>
    <style:style style:name="P29" style:parent-style-name="Normal" style:family="paragraph">
      <style:paragraph-properties fo:margin-bottom="0in"/>
      <style:text-properties style:font-name="DIN" style:font-name-complex="Calibri" fo:font-size="12pt" style:font-size-asian="12pt" style:font-size-complex="12pt" fo:language="en" fo:country="US"/>
    </style:style>
    <style:style style:name="P30" style:parent-style-name="Normal" style:family="paragraph">
      <style:paragraph-properties fo:margin-bottom="0in"/>
      <style:text-properties style:font-name="DIN" style:font-name-complex="Calibri" fo:font-size="12pt" style:font-size-asian="12pt" style:font-size-complex="12pt" fo:language="en" fo:country="US"/>
    </style:style>
    <style:style style:name="P31" style:parent-style-name="Normal" style:family="paragraph">
      <style:paragraph-properties fo:margin-bottom="0in"/>
      <style:text-properties style:font-name="DIN" style:font-name-complex="Calibri" fo:font-size="12pt" style:font-size-asian="12pt" style:font-size-complex="12pt" fo:language="en" fo:country="US"/>
    </style:style>
    <style:style style:name="P32"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33" style:parent-style-name="Normal" style:family="paragraph">
      <style:paragraph-properties fo:margin-bottom="0in"/>
    </style:style>
    <style:style style:name="T34"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P35" style:parent-style-name="Normal" style:family="paragraph">
      <style:paragraph-properties fo:margin-bottom="0in"/>
      <style:text-properties style:font-name="DIN" style:font-name-complex="Calibri" fo:font-size="12pt" style:font-size-asian="12pt" style:font-size-complex="12pt" fo:language="en" fo:country="US"/>
    </style:style>
    <style:style style:name="P36" style:parent-style-name="Normal" style:family="paragraph">
      <style:paragraph-properties fo:margin-bottom="0in"/>
      <style:text-properties style:font-name="DIN" style:font-name-complex="Calibri" fo:font-size="12pt" style:font-size-asian="12pt" style:font-size-complex="12pt" fo:language="en" fo:country="US"/>
    </style:style>
    <style:style style:name="P37" style:parent-style-name="Normal" style:family="paragraph">
      <style:paragraph-properties fo:margin-bottom="0in"/>
    </style:style>
    <style:style style:name="T38"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P39" style:parent-style-name="Normal" style:family="paragraph">
      <style:paragraph-properties fo:margin-bottom="0in"/>
      <style:text-properties style:font-name="DIN" style:font-name-complex="Calibri" fo:font-size="12pt" style:font-size-asian="12pt" style:font-size-complex="12pt" fo:language="en" fo:country="US"/>
    </style:style>
    <style:style style:name="P40" style:parent-style-name="Normal" style:family="paragraph">
      <style:paragraph-properties fo:margin-bottom="0in"/>
      <style:text-properties style:font-name="DIN" style:font-name-complex="Calibri" fo:font-size="12pt" style:font-size-asian="12pt" style:font-size-complex="12pt" fo:language="en" fo:country="US"/>
    </style:style>
    <style:style style:name="P41"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42"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43" style:parent-style-name="Normal" style:family="paragraph">
      <style:paragraph-properties fo:margin-bottom="0in"/>
      <style:text-properties style:font-name="DIN" style:font-name-complex="Calibri" fo:font-size="12pt" style:font-size-asian="12pt" style:font-size-complex="12pt" fo:language="en" fo:country="US"/>
    </style:style>
    <style:style style:name="P44"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45"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46"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47"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48" style:parent-style-name="Normal" style:family="paragraph">
      <style:paragraph-properties fo:margin-bottom="0in"/>
      <style:text-properties style:font-name="DIN" style:font-name-complex="Calibri" fo:font-weight="bold" style:font-weight-asian="bold" style:font-weight-complex="bold" fo:font-size="14pt" style:font-size-asian="14pt" style:font-size-complex="14pt" fo:language="en" fo:country="US"/>
    </style:style>
    <style:style style:name="P49"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50" style:parent-style-name="Normal" style:family="paragraph">
      <style:paragraph-properties fo:margin-bottom="0in"/>
      <style:text-properties style:font-name="DIN" style:font-name-complex="Calibri" fo:font-size="12pt" style:font-size-asian="12pt" style:font-size-complex="12pt" fo:language="en" fo:country="US"/>
    </style:style>
    <style:style style:name="P51" style:parent-style-name="Paragraphedeliste" style:list-style-name="LFO22" style:family="paragraph">
      <style:paragraph-properties fo:margin-bottom="0in"/>
      <style:text-properties style:font-name="DIN" style:font-name-complex="Calibri" fo:font-size="12pt" style:font-size-asian="12pt" style:font-size-complex="12pt" fo:language="en" fo:country="US"/>
    </style:style>
    <style:style style:name="P52" style:parent-style-name="Paragraphedeliste" style:list-style-name="LFO22" style:family="paragraph">
      <style:paragraph-properties fo:margin-bottom="0.0833in"/>
      <style:text-properties style:font-name="DIN" style:font-name-complex="Calibri" fo:font-size="12pt" style:font-size-asian="12pt" style:font-size-complex="12pt" fo:language="en" fo:country="US"/>
    </style:style>
    <style:style style:name="P53" style:parent-style-name="Normal" style:family="paragraph">
      <style:paragraph-properties fo:margin-bottom="0in"/>
      <style:text-properties style:font-name="DIN" style:font-name-complex="Calibri" fo:font-size="12pt" style:font-size-asian="12pt" style:font-size-complex="12pt" fo:language="en" fo:country="US"/>
    </style:style>
    <style:style style:name="P54" style:parent-style-name="Normal" style:family="paragraph">
      <style:paragraph-properties fo:margin-bottom="0in"/>
      <style:text-properties style:font-name="DIN" style:font-name-complex="Calibri" fo:font-size="12pt" style:font-size-asian="12pt" style:font-size-complex="12pt" fo:language="en" fo:country="US"/>
    </style:style>
    <style:style style:name="P55" style:parent-style-name="Paragraphedeliste" style:list-style-name="LFO21" style:family="paragraph">
      <style:paragraph-properties fo:margin-bottom="0in"/>
      <style:text-properties style:font-name="DIN" style:font-name-complex="Calibri" fo:font-size="12pt" style:font-size-asian="12pt" style:font-size-complex="12pt" fo:language="en" fo:country="US"/>
    </style:style>
    <style:style style:name="P56" style:parent-style-name="Paragraphedeliste" style:list-style-name="LFO21" style:family="paragraph">
      <style:paragraph-properties fo:margin-bottom="0in"/>
      <style:text-properties style:font-name="DIN" style:font-name-complex="Calibri" fo:font-size="12pt" style:font-size-asian="12pt" style:font-size-complex="12pt" fo:language="en" fo:country="US"/>
    </style:style>
    <style:style style:name="P57" style:parent-style-name="Paragraphedeliste" style:list-style-name="LFO21" style:family="paragraph">
      <style:paragraph-properties fo:margin-bottom="0.0833in"/>
      <style:text-properties style:font-name="DIN" style:font-name-complex="Calibri" fo:font-size="12pt" style:font-size-asian="12pt" style:font-size-complex="12pt" fo:language="en" fo:country="US"/>
    </style:style>
    <style:style style:name="P58" style:parent-style-name="Normal" style:family="paragraph">
      <style:paragraph-properties fo:margin-bottom="0in"/>
      <style:text-properties style:font-name="DIN" style:font-name-complex="Calibri" fo:font-size="12pt" style:font-size-asian="12pt" style:font-size-complex="12pt" fo:language="en" fo:country="US"/>
    </style:style>
    <style:style style:name="P59" style:parent-style-name="Normal" style:family="paragraph">
      <style:paragraph-properties fo:margin-bottom="0in"/>
      <style:text-properties style:font-name="DIN" style:font-name-complex="Calibri" fo:font-size="12pt" style:font-size-asian="12pt" style:font-size-complex="12pt" fo:language="en" fo:country="US"/>
    </style:style>
    <style:style style:name="P60" style:parent-style-name="Normal" style:family="paragraph">
      <style:paragraph-properties fo:margin-bottom="0in"/>
      <style:text-properties style:font-name="DIN" style:font-name-complex="Calibri" fo:font-size="12pt" style:font-size-asian="12pt" style:font-size-complex="12pt" fo:language="en" fo:country="US"/>
    </style:style>
    <style:style style:name="P61" style:parent-style-name="Normal" style:family="paragraph">
      <style:paragraph-properties fo:margin-bottom="0in"/>
    </style:style>
    <style:style style:name="T62" style:parent-style-name="Policepardéfaut" style:family="text">
      <style:text-properties style:font-name="DIN" style:font-name-complex="Calibri" fo:font-size="12pt" style:font-size-asian="12pt" style:font-size-complex="12pt" fo:language="en" fo:country="US"/>
    </style:style>
    <style:style style:name="T63" style:parent-style-name="Policepardéfaut" style:family="text">
      <style:text-properties style:font-name="DIN" style:font-name-complex="Calibri" fo:font-style="italic" style:font-style-asian="italic" style:font-style-complex="italic" fo:font-size="8pt" style:font-size-asian="8pt" style:font-size-complex="8pt" fo:language="en" fo:country="US"/>
    </style:style>
    <style:style style:name="T64" style:parent-style-name="Policepardéfaut" style:family="text">
      <style:text-properties style:font-name="DIN" style:font-name-complex="Calibri" fo:font-size="12pt" style:font-size-asian="12pt" style:font-size-complex="12pt" fo:language="en" fo:country="US"/>
    </style:style>
    <style:style style:name="P65" style:parent-style-name="Normal" style:family="paragraph">
      <style:paragraph-properties fo:margin-bottom="0in"/>
      <style:text-properties style:font-name="DIN" style:font-name-complex="Calibri" fo:font-size="12pt" style:font-size-asian="12pt" style:font-size-complex="12pt" fo:language="en" fo:country="US"/>
    </style:style>
    <style:style style:name="P66" style:parent-style-name="Normal" style:family="paragraph">
      <style:paragraph-properties fo:margin-bottom="0in"/>
      <style:text-properties style:font-name="DIN" style:font-name-complex="Calibri" fo:font-size="12pt" style:font-size-asian="12pt" style:font-size-complex="12pt" fo:language="en" fo:country="US"/>
    </style:style>
    <style:style style:name="P67"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68"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69" style:parent-style-name="Normal" style:family="paragraph">
      <style:paragraph-properties fo:margin-bottom="0in"/>
      <style:text-properties style:font-name="DIN" style:font-name-complex="Calibri" fo:font-size="12pt" style:font-size-asian="12pt" style:font-size-complex="12pt" fo:language="en" fo:country="US"/>
    </style:style>
    <style:style style:name="P70" style:parent-style-name="Normal" style:family="paragraph">
      <style:paragraph-properties fo:margin-bottom="0in"/>
      <style:text-properties style:font-name="DIN" style:font-name-complex="Calibri" fo:font-size="12pt" style:font-size-asian="12pt" style:font-size-complex="12pt" fo:language="en" fo:country="US"/>
    </style:style>
    <style:style style:name="P71" style:parent-style-name="Normal" style:family="paragraph">
      <style:paragraph-properties fo:margin-bottom="0.0833in"/>
    </style:style>
    <style:style style:name="T72" style:parent-style-name="Policepardéfaut" style:family="text">
      <style:text-properties style:font-name="DIN" style:font-name-complex="Calibri" fo:font-size="12pt" style:font-size-asian="12pt" style:font-size-complex="12pt" fo:language="en" fo:country="US"/>
    </style:style>
    <style:style style:name="T73" style:parent-style-name="Lienhypertexte" style:family="text">
      <style:text-properties style:font-name="DIN" style:font-name-complex="Calibri" fo:font-size="12pt" style:font-size-asian="12pt" style:font-size-complex="12pt" fo:language="en" fo:country="US"/>
    </style:style>
    <style:style style:name="T74" style:parent-style-name="Policepardéfaut" style:family="text">
      <style:text-properties style:font-name="DIN" style:font-name-complex="Calibri" fo:font-size="12pt" style:font-size-asian="12pt" style:font-size-complex="12pt" fo:language="en" fo:country="US"/>
    </style:style>
    <style:style style:name="P75" style:parent-style-name="Normal" style:family="paragraph">
      <style:paragraph-properties fo:margin-bottom="0in"/>
      <style:text-properties style:font-name="DIN" style:font-name-complex="Calibri" fo:font-size="12pt" style:font-size-asian="12pt" style:font-size-complex="12pt" fo:language="en" fo:country="US"/>
    </style:style>
    <style:style style:name="P76" style:parent-style-name="Normal" style:family="paragraph">
      <style:paragraph-properties fo:margin-bottom="0in"/>
      <style:text-properties style:font-name="DIN" style:font-name-complex="Calibri" fo:font-size="12pt" style:font-size-asian="12pt" style:font-size-complex="12pt" fo:language="en" fo:country="US"/>
    </style:style>
    <style:style style:name="P77"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79" style:parent-style-name="Normal" style:family="paragraph">
      <style:paragraph-properties fo:margin-bottom="0in"/>
      <style:text-properties style:font-name="DIN" style:font-name-complex="Calibri" fo:font-size="12pt" style:font-size-asian="12pt" style:font-size-complex="12pt" fo:language="en" fo:country="US"/>
    </style:style>
    <style:style style:name="P80" style:parent-style-name="Paragraphedeliste" style:list-style-name="LFO23" style:family="paragraph">
      <style:paragraph-properties fo:margin-bottom="0in"/>
      <style:text-properties style:font-name="DIN" style:font-name-complex="Calibri" fo:font-size="12pt" style:font-size-asian="12pt" style:font-size-complex="12pt" fo:language="en" fo:country="US"/>
    </style:style>
    <style:style style:name="P81" style:parent-style-name="Paragraphedeliste" style:list-style-name="LFO23" style:family="paragraph">
      <style:paragraph-properties fo:margin-bottom="0.0833in"/>
      <style:text-properties style:font-name="DIN" style:font-name-complex="Calibri" fo:font-size="12pt" style:font-size-asian="12pt" style:font-size-complex="12pt" fo:language="en" fo:country="US"/>
    </style:style>
    <style:style style:name="P82" style:parent-style-name="Normal" style:family="paragraph">
      <style:paragraph-properties fo:margin-bottom="0in"/>
      <style:text-properties style:font-name="DIN" style:font-name-complex="Calibri" fo:font-size="12pt" style:font-size-asian="12pt" style:font-size-complex="12pt" fo:language="en" fo:country="US"/>
    </style:style>
    <style:style style:name="P83"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84" style:parent-style-name="Normal" style:family="paragraph">
      <style:paragraph-properties fo:margin-bottom="0in"/>
      <style:text-properties style:font-name="DIN" style:font-name-complex="Calibri" fo:font-size="12pt" style:font-size-asian="12pt" style:font-size-complex="12pt" fo:language="en" fo:country="US"/>
    </style:style>
    <style:style style:name="P85" style:parent-style-name="Normal" style:family="paragraph">
      <style:paragraph-properties fo:margin-bottom="0in"/>
      <style:text-properties style:font-name="DIN" style:font-name-complex="Calibri" fo:font-size="12pt" style:font-size-asian="12pt" style:font-size-complex="12pt" fo:language="en" fo:country="US"/>
    </style:style>
    <style:style style:name="P86" style:parent-style-name="Normal" style:family="paragraph">
      <style:paragraph-properties fo:margin-bottom="0in"/>
      <style:text-properties style:font-name="DIN" style:font-name-complex="Calibri" fo:font-size="12pt" style:font-size-asian="12pt" style:font-size-complex="12pt" fo:language="en" fo:country="US"/>
    </style:style>
    <style:style style:name="P87" style:parent-style-name="Normal" style:family="paragraph">
      <style:paragraph-properties fo:margin-bottom="0in"/>
      <style:text-properties style:font-name="DIN" style:font-name-complex="Calibri" fo:font-size="12pt" style:font-size-asian="12pt" style:font-size-complex="12pt" fo:language="en" fo:country="US"/>
    </style:style>
    <style:style style:name="P88" style:parent-style-name="Normal" style:family="paragraph">
      <style:paragraph-properties fo:margin-bottom="0in"/>
      <style:text-properties style:font-name="DIN" style:font-name-complex="Calibri" fo:font-size="12pt" style:font-size-asian="12pt" style:font-size-complex="12pt" fo:language="en" fo:country="US"/>
    </style:style>
    <style:style style:name="P89" style:parent-style-name="Normal" style:family="paragraph">
      <style:paragraph-properties fo:margin-bottom="0in"/>
      <style:text-properties style:font-name="DIN" style:font-name-complex="Calibri" fo:font-size="12pt" style:font-size-asian="12pt" style:font-size-complex="12pt" fo:language="en" fo:country="US"/>
    </style:style>
    <style:style style:name="P90" style:parent-style-name="Normal" style:family="paragraph">
      <style:paragraph-properties fo:margin-bottom="0in"/>
      <style:text-properties style:font-name="DIN" style:font-name-complex="Calibri" fo:font-size="12pt" style:font-size-asian="12pt" style:font-size-complex="12pt" fo:language="en" fo:country="US"/>
    </style:style>
    <style:style style:name="P91" style:parent-style-name="Normal" style:family="paragraph">
      <style:paragraph-properties fo:margin-bottom="0in"/>
      <style:text-properties style:font-name="DIN" style:font-name-complex="Calibri" fo:font-size="12pt" style:font-size-asian="12pt" style:font-size-complex="12pt" fo:language="en" fo:country="US"/>
    </style:style>
    <style:style style:name="P92"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margin-bottom="0in"/>
      <style:text-properties style:font-name="DIN" style:font-name-complex="Calibri" fo:font-size="12pt" style:font-size-asian="12pt" style:font-size-complex="12pt" fo:language="en" fo:country="US"/>
    </style:style>
    <style:style style:name="P94" style:parent-style-name="Normal" style:family="paragraph">
      <style:paragraph-properties fo:margin-bottom="0in"/>
    </style:style>
    <style:style style:name="T95" style:parent-style-name="Policepardéfaut" style:family="text">
      <style:text-properties style:font-name="DIN" style:font-name-complex="Calibri" fo:font-size="12pt" style:font-size-asian="12pt" style:font-size-complex="12pt" fo:language="en" fo:country="US"/>
    </style:style>
    <style:style style:name="T96" style:parent-style-name="Lienhypertexte" style:family="text">
      <style:text-properties style:font-name="DIN" style:font-name-complex="Calibri" fo:font-size="12pt" style:font-size-asian="12pt" style:font-size-complex="12pt" fo:language="en" fo:country="US"/>
    </style:style>
    <style:style style:name="T97" style:parent-style-name="Lienhypertexte" style:family="text">
      <style:text-properties style:font-name="DIN" style:font-name-complex="Calibri" fo:font-size="12pt" style:font-size-asian="12pt" style:font-size-complex="12pt" fo:language="en" fo:country="US"/>
    </style:style>
    <style:style style:name="T98" style:parent-style-name="Policepardéfaut" style:family="text">
      <style:text-properties style:font-name="DIN" style:font-name-complex="Calibri" fo:font-size="12pt" style:font-size-asian="12pt" style:font-size-complex="12pt" fo:language="en" fo:country="US"/>
    </style:style>
    <style:style style:name="T99" style:parent-style-name="Lienhypertexte" style:family="text">
      <style:text-properties style:font-name="DIN" style:font-name-complex="Calibri" fo:font-size="12pt" style:font-size-asian="12pt" style:font-size-complex="12pt" fo:language="en" fo:country="US"/>
    </style:style>
    <style:style style:name="T100" style:parent-style-name="Policepardéfaut" style:family="text">
      <style:text-properties style:font-name="DIN" style:font-name-complex="Calibri" fo:font-size="12pt" style:font-size-asian="12pt" style:font-size-complex="12pt" fo:language="en" fo:country="US"/>
    </style:style>
    <style:style style:name="T101" style:parent-style-name="Lienhypertexte" style:family="text">
      <style:text-properties style:font-name="DIN" style:font-name-complex="Calibri" fo:font-size="12pt" style:font-size-asian="12pt" style:font-size-complex="12pt" fo:language="en" fo:country="US"/>
    </style:style>
    <style:style style:name="T102" style:parent-style-name="Policepardéfaut" style:family="text">
      <style:text-properties style:font-name="DIN" style:font-name-complex="Calibri" fo:font-size="12pt" style:font-size-asian="12pt" style:font-size-complex="12pt" fo:language="en" fo:country="US"/>
    </style:style>
    <style:style style:name="T103" style:parent-style-name="Lienhypertexte" style:family="text">
      <style:text-properties style:font-name="DIN" style:font-name-complex="Calibri" fo:font-size="12pt" style:font-size-asian="12pt" style:font-size-complex="12pt" fo:language="en" fo:country="US"/>
    </style:style>
    <style:style style:name="T104" style:parent-style-name="Policepardéfaut" style:family="text">
      <style:text-properties style:font-name="DIN" style:font-name-complex="Calibri" fo:font-size="12pt" style:font-size-asian="12pt" style:font-size-complex="12pt" fo:language="en" fo:country="US"/>
    </style:style>
    <style:style style:name="T105" style:parent-style-name="Lienhypertexte" style:family="text">
      <style:text-properties style:font-name="DIN" style:font-name-complex="Calibri" fo:font-size="12pt" style:font-size-asian="12pt" style:font-size-complex="12pt" fo:language="en" fo:country="US"/>
    </style:style>
    <style:style style:name="T106" style:parent-style-name="Policepardéfaut" style:family="text">
      <style:text-properties style:font-name="DIN" style:font-name-complex="Calibri" fo:font-size="12pt" style:font-size-asian="12pt" style:font-size-complex="12pt" fo:language="en" fo:country="US"/>
    </style:style>
    <style:style style:name="T107" style:parent-style-name="Lienhypertexte" style:family="text">
      <style:text-properties style:font-name="DIN" style:font-name-complex="Calibri" fo:font-size="12pt" style:font-size-asian="12pt" style:font-size-complex="12pt" fo:language="en" fo:country="US"/>
    </style:style>
    <style:style style:name="T108" style:parent-style-name="Policepardéfaut" style:family="text">
      <style:text-properties style:font-name="DIN" style:font-name-complex="Calibri" fo:font-size="12pt" style:font-size-asian="12pt" style:font-size-complex="12pt" fo:language="en" fo:country="US"/>
    </style:style>
    <style:style style:name="T109" style:parent-style-name="Lienhypertexte" style:family="text">
      <style:text-properties style:font-name="DIN" style:font-name-complex="Calibri" fo:font-size="12pt" style:font-size-asian="12pt" style:font-size-complex="12pt" fo:language="en" fo:country="US"/>
    </style:style>
    <style:style style:name="T110" style:parent-style-name="Policepardéfaut" style:family="text">
      <style:text-properties style:font-name="DIN" style:font-name-complex="Calibri" fo:font-size="12pt" style:font-size-asian="12pt" style:font-size-complex="12pt" fo:language="en" fo:country="US"/>
    </style:style>
    <style:style style:name="P111" style:parent-style-name="Normal" style:family="paragraph">
      <style:paragraph-properties fo:margin-bottom="0in"/>
      <style:text-properties style:font-name="DIN" style:font-name-complex="Calibri" fo:font-size="12pt" style:font-size-asian="12pt" style:font-size-complex="12pt" fo:language="en" fo:country="US"/>
    </style:style>
    <style:style style:name="P112" style:parent-style-name="Normal" style:family="paragraph">
      <style:paragraph-properties fo:margin-bottom="0in"/>
    </style:style>
    <style:style style:name="T113" style:parent-style-name="Policepardéfaut" style:family="text">
      <style:text-properties style:font-name="DIN" style:font-name-complex="Calibri" fo:font-size="12pt" style:font-size-asian="12pt" style:font-size-complex="12pt" fo:language="en" fo:country="US"/>
    </style:style>
    <style:style style:name="T114"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115" style:parent-style-name="Policepardéfaut" style:family="text">
      <style:text-properties style:font-name="DIN" style:font-name-complex="Calibri" fo:font-size="12pt" style:font-size-asian="12pt" style:font-size-complex="12pt" fo:language="en" fo:country="US"/>
    </style:style>
    <style:style style:name="P116" style:parent-style-name="Normal" style:family="paragraph">
      <style:paragraph-properties fo:margin-bottom="0in"/>
    </style:style>
    <style:style style:name="T117" style:parent-style-name="Policepardéfaut" style:family="text">
      <style:text-properties style:font-name="DIN" style:font-name-complex="Calibri" fo:font-size="12pt" style:font-size-asian="12pt" style:font-size-complex="12pt" fo:language="en" fo:country="US"/>
    </style:style>
    <style:style style:name="T118" style:parent-style-name="Policepardéfaut" style:family="text">
      <style:text-properties style:font-name="DIN" style:font-name-complex="Calibri" fo:font-weight="bold" style:font-weight-asian="bold" style:font-weight-complex="bold" fo:font-size="12pt" style:font-size-asian="12pt" style:font-size-complex="12pt" fo:language="en" fo:country="US"/>
    </style:style>
    <style:style style:name="T119" style:parent-style-name="Policepardéfaut" style:family="text">
      <style:text-properties style:font-name="DIN" style:font-name-complex="Calibri" fo:font-size="12pt" style:font-size-asian="12pt" style:font-size-complex="12pt" fo:language="en" fo:country="US"/>
    </style:style>
    <style:style style:name="P120" style:parent-style-name="Normal" style:family="paragraph">
      <style:paragraph-properties fo:margin-bottom="0in"/>
      <style:text-properties style:font-name="DIN" style:font-name-complex="Calibri" fo:font-size="12pt" style:font-size-asian="12pt" style:font-size-complex="12pt" fo:language="en" fo:country="US"/>
    </style:style>
    <style:style style:name="P121"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122"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123" style:parent-style-name="Normal" style:family="paragraph">
      <style:paragraph-properties fo:margin-bottom="0in"/>
      <style:text-properties style:font-name="DIN" style:font-name-complex="Calibri" fo:font-weight="bold" style:font-weight-asian="bold" style:font-weight-complex="bold" fo:font-size="12pt" style:font-size-asian="12pt" style:font-size-complex="12pt" fo:language="en" fo:country="US"/>
    </style:style>
    <style:style style:name="P124"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125"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126" style:parent-style-name="Normal" style:family="paragraph">
      <style:paragraph-properties fo:margin-bottom="0.0833in"/>
      <style:text-properties style:font-name="DIN" style:font-name-complex="Calibri" fo:font-size="12pt" style:font-size-asian="12pt" style:font-size-complex="12pt" fo:language="en" fo:country="US"/>
    </style:style>
    <style:style style:name="P127" style:parent-style-name="Normal" style:family="paragraph">
      <style:paragraph-properties fo:margin-bottom="0in"/>
      <style:text-properties style:font-name="DIN" style:font-name-complex="Calibri" fo:font-size="12pt" style:font-size-asian="12pt" style:font-size-complex="12pt" fo:language="en" fo:country="US"/>
    </style:style>
    <style:style style:name="P128" style:parent-style-name="Normal" style:family="paragraph">
      <style:paragraph-properties fo:margin-bottom="0in"/>
    </style:style>
    <style:style style:name="T129" style:parent-style-name="Policepardéfaut" style:family="text">
      <style:text-properties style:font-name="DIN" style:font-name-complex="Calibri" fo:font-size="12pt" style:font-size-asian="12pt" style:font-size-complex="12pt" fo:language="en" fo:country="US"/>
    </style:style>
    <style:style style:name="T130" style:parent-style-name="Policepardéfaut" style:family="text">
      <style:text-properties style:font-name="DIN" style:font-name-complex="Calibri" fo:font-size="12pt" style:font-size-asian="12pt" style:font-size-complex="12pt" fo:language="en" fo:country="US"/>
    </style:style>
  </office:automatic-styles>
  <office:body>
    <office:text text:use-soft-page-breaks="true">
      <text:p text:style-name="P1">▄▄▄▄▄▄▄▄▄▄▄▄▄▄▄▄▄▄▄▄▄▄▄▄▄▄▄▄▄▄▄▄▄▄▄▄▄▄▄▄▄▄▄▄▄▄▄▄▄▄▄▄▄▄▄▄▄▄▄▄▄▄▄▄▄▄▄▄▄▄▄▄▄▄▄▄▄▄▄</text:p>
      <text:p text:style-name="P2">██░▄▀▄░█░▄▄█░▄▄▀██░▄▄░█░▄▄▀█░▄▄█░▄▄█░██░▄▄█░▄▄█░▄▄██░▄▄░██▄██▄▄░█░▄▄▀█▄▄░█▄▄░██</text:p>
      <text:p text:style-name="P3">██░█░█░█░▄██░▀▀░██░▀▀░█░▀▀░█▄▄▀█▄▄▀█░██░▄▄█▄▄▀█▄▄▀██░▀▀░██░▄█▀▄██░▀▀░█▀▄██▀▄███</text:p>
      <text:p text:style-name="P4">██░███░█▄███▄██▄██░████▄██▄█▄▄▄█▄▄▄█▄▄█▄▄▄█▄▄▄█▄▄▄██░████▄▄▄█▄▄▄█▄██▄█▄▄▄█▄▄▄██</text:p>
      <text:p text:style-name="P5">▀▀▀▀▀▀▀▀▀▀▀▀▀▀▀▀▀▀▀▀▀▀▀▀▀▀▀▀▀▀▀▀▀▀▀▀▀▀▀▀▀▀▀▀▀▀▀▀▀▀▀▀▀▀▀▀▀▀▀▀▀▀▀▀▀▀▀▀▀▀▀▀▀▀▀▀▀▀▀</text:p>
      <text:p text:style-name="P6"/>
      <text:p text:style-name="P7">MfaPasslessPizazz<text:s/>Is<text:s/>designed to simplify and secure the deployment and configuration of your MFA and/or Passwordless environment.<text:s/></text:p>
      <text:p text:style-name="P8">The tool aims to be a facilitator, reducing the complexity inherent in implementing these authentication methods while enhancing their security.</text:p>
      <text:p text:style-name="P9"/>
      <text:p text:style-name="P10">With this goal in mind, MfaPasslessPizazz focuses on three key authentication methods, all recognized for their accessibility, reliability, and robust security:</text:p>
      <text:list text:style-name="LFO18" text:continue-numbering="true">
        <text:list-item>
          <text:p text:style-name="P11"><text:span text:style-name="T12">Microsoft Authenticator (Password + Push mode):</text:span><text:span text:style-name="T13"><text:s/>This Microsoft mobile application offers a fast, convenient, and secure way to verify identity when logging into an account or application. The combination of password and push notification for two-factor authentication ensures enhanced security. The user receives a notification on their mobile device and simply needs to approve the authentication request. This provides a high level of security while making authentication quick and easy for the user.</text:span></text:p>
        </text:list-item>
        <text:list-item>
          <text:p text:style-name="P14"><text:span text:style-name="T15">TAP (Temporary Access Pass):<text:s/></text:span><text:span text:style-name="T16">TAP provides an efficient and flexible way to grant temporary access to a user, which is particularly useful during initial account setup or if the user temporarily loses access to their usual authentication methods. TAP is designed for one-time use and expires after a defined period, making it very secure.</text:span></text:p>
        </text:list-item>
        <text:list-item>
          <text:p text:style-name="P17"><text:span text:style-name="T18">FIDO2 Security Key:</text:span><text:span text:style-name="T19"><text:s/>FIDO2 is an authentication standard that aims to eliminate the use of passwords, thereby increasing security. FIDO2 security keys provide a highly secure two-factor authentication method that is also resistant to phishing. Additionally, they are easy to use and portable, allowing users to carry them wherever they go.</text:span></text:p>
        </text:list-item>
      </text:list>
      <text:p text:style-name="P20">This selection enables flexible, secure, and user-friendly multi-factor authentication as well as a transition to<text:s/>Passwordless<text:s/>authentication, meeting both user needs and industry security requirements.</text:p>
      <text:p text:style-name="P21"/>
      <text:p text:style-name="P22"/>
      <text:p text:style-name="P23"/>
      <text:p text:style-name="P24">MfaPasslessPizazz offers 4<text:s/>Tools:</text:p>
      <text:p text:style-name="P25"/>
      <text:p text:style-name="P26"><text:span text:style-name="T27">Update Tool:</text:span><text:span text:style-name="T28"><text:s/></text:span></text:p>
      <text:p text:style-name="P29">The central component of MfaPasslessPizazz.</text:p>
      <text:p text:style-name="P30">The Update Tool manages users within a Microsoft organization, sorting them based on their authentication configuration. It uses conditional controls to allocate users into three distinct groups: MFA_NotConfigured, MFA_Authenticator+FIDO2, and MFA_FIDO2_Passwordless. This distinction allows for efficient management of multi-factor authentication (MFA) and<text:s/>Passwordless<text:s/>configuration. The tool provides comprehensive management for different authentication strategies within a Microsoft environment (multi-factor,<text:s/>Passwordless, or the combination of both).</text:p>
      <text:p text:style-name="P31"/>
      <text:p text:style-name="P32"/>
      <text:p text:style-name="P33"><text:span text:style-name="T34">Reset Tool:</text:span></text:p>
      <text:p text:style-name="P35">An essential part of MfaPasslessPizazz that facilitates the reset of user authentication configurations within a Microsoft environment. The tool scans and removes assigned authentication methods for each specified user, enabling a complete reset of authentication, including email authentication, FIDO2, Microsoft Authenticator, phone, Software Oath, and TAP. After the reset, the Reset Tool revokes all active authentication tokens, requiring the user to reconnect to all their applications.</text:p>
      <text:p text:style-name="P36"/>
      <text:p text:style-name="P37"><text:span text:style-name="T38">Passwordless Tool:</text:span></text:p>
      <text:p text:style-name="P39">The Passwordless Tool is a component of MfaPasslessPizazz that allows a user to transition to<text:s/>Passwordless<text:s/>authentication mode, provided they have already configured a FIDO2 key. The tool removes all other authentication methods for the user and revokes all active tokens. This enforces reconnection using the<text:s/>Passwordless<text:s/>method only, ensuring a secure transition to<text:s/>Passwordless<text:s/>authentication.</text:p>
      <text:p text:style-name="P40"/>
      <text:p text:style-name="P41">TAP Management:<text:s/></text:p>
      <text:p text:style-name="P42">The TAP (Temporary Access Pass) Management tool in MfaPasslessPizazz is a temporary authentication system that generates one-time-use passwords for users. These temporary passwords can be used when users don't have access to their usual authentication method or during initial configuration for MFA_NotConfigured users. This tool allows you to choose the validity duration of the temporary password, ranging from 10 minutes to 30 days. The TAP is generated for one or more specified users, and the details are exported exclusively to a local CSV file for reference. The tool also provides the ability to remove existing TAPs for one or more users, which is useful for revoking temporary access if no longer needed.</text:p>
      <text:p text:style-name="P43"/>
      <text:p text:style-name="P44"/>
      <text:p text:style-name="P45"/>
      <text:p text:style-name="P46"/>
      <text:p text:style-name="P47">User Behavior and Interaction based on Security Groups:</text:p>
      <text:p text:style-name="P48"/>
      <text:p text:style-name="P49">MFA_NotConfigured<text:s/>Group:</text:p>
      <text:p text:style-name="P50">Users are automatically assigned to the MFA_NotConfigured group in the following cases:</text:p>
      <text:list text:style-name="LFO22" text:continue-numbering="true">
        <text:list-item>
          <text:p text:style-name="P51">The user has not configured any authentication method.</text:p>
        </text:list-item>
        <text:list-item>
          <text:p text:style-name="P52">The user has been processed by the Reset Tool, which resets authentication configurations.</text:p>
        </text:list-item>
      </text:list>
      <text:p text:style-name="P53">If a user is in the MFA_NotConfigured group without TAP, upon their next login, an information window will appear with the following message: "More information required: Your organization requires additional information to maintain account security."</text:p>
      <text:p text:style-name="P54">The user<text:s/>Is<text:s/>then prompted to follow these<text:s/>steps:</text:p>
      <text:list text:style-name="LFO21" text:continue-numbering="true">
        <text:list-item>
          <text:p text:style-name="P55">Install Microsoft Authenticator on their smartphone.</text:p>
        </text:list-item>
        <text:list-item>
          <text:p text:style-name="P56">Add a work account using the QR code displayed on the screen.</text:p>
        </text:list-item>
        <text:list-item>
          <text:p text:style-name="P57">Validate their registration and device by accepting the test login.</text:p>
        </text:list-item>
      </text:list>
      <text:p text:style-name="P58">In the case where the user does not have a smartphone or if you want to directly offer them a Passwordless solution, you can generate a TAP for the user and provide a FIDO2 key.</text:p>
      <text:p text:style-name="P59">On their next login, the user will be prompted to "Enter the temporary access right."</text:p>
      <text:p text:style-name="P60">Once connected, the user needs to add their FIDO2 key and/or Microsoft Authenticator to complete the authentication process and enjoy a hybrid MFA/Passwordless solution.</text:p>
      <text:p text:style-name="P61"><text:span text:style-name="T62">This approach provides users with different options to secure their accounts and adapts authentication methods based on their needs and equipment<text:s/></text:span><text:span text:style-name="T63">(MFA_PASSWORDLESS procedure included with the tool)</text:span><text:span text:style-name="T64">.</text:span></text:p>
      <text:p text:style-name="P65"/>
      <text:p text:style-name="P66"/>
      <text:p text:style-name="P67">MFA_Authenticator+FIDO2<text:s/>Group:</text:p>
      <text:p text:style-name="P68">If a user who was previously in the MFA_NotConfigured group configures their Microsoft Authenticator or the FIDO2+Microsoft Authenticator combination, they are automatically moved to the MFA_Authenticator+FIDO2 group.</text:p>
      <text:p text:style-name="P69">In this group, security is slightly relaxed to ensure a better user experience.</text:p>
      <text:p text:style-name="P70">When a user is in the MFA_Authenticator+FIDO2 group, they are allowed to bypass additional authentication methods when attempting to log in from defined "trusted" locations.</text:p>
      <text:p text:style-name="P71"><text:span text:style-name="T72">These trusted locations are determined by a list of specified public IP addresses in<text:s/></text:span><text:a xlink:href="https://portal.azure.com/#view/Microsoft_AAD_ConditionalAccess/ConditionalAccessBlade/~/NamedLocations" office:target-frame-name="_top" xlink:show="replace"><text:span text:style-name="T73">Named Locations</text:span></text:a><text:span text:style-name="T74">.</text:span></text:p>
      <text:p text:style-name="P75">This approach allows users to benefit from a smoother experience and quicker access to services and applications while maintaining an adequate level of security.</text:p>
      <text:p text:style-name="P76"/>
      <text:p text:style-name="P77"/>
      <text:p text:style-name="P78">MFA_FIDO2_Passwordless<text:s/>Group:</text:p>
      <text:p text:style-name="P79">Users can be in the MFA_FIDO2_Passwordless group in two scenarios:</text:p>
      <text:list text:style-name="LFO23" text:continue-numbering="true">
        <text:list-item>
          <text:p text:style-name="P80">If the user is initially in the MFA_NotConfigured group, a TAP is generated for them, and they have only added their FIDO2 key.</text:p>
        </text:list-item>
        <text:list-item>
          <text:p text:style-name="P81">If the user is initially in the MFA_Authenticator+FIDO2 group and goes through the "Passwordless Tool," which removes all authentication methods except FIDO2.</text:p>
        </text:list-item>
      </text:list>
      <text:p text:style-name="P82">In the MFA_FIDO2_Passwordless group, the user enjoys a<text:s/>Passwordless<text:s/>authentication experience, where only their FIDO2 security key is required to access services and applications.</text:p>
      <text:p text:style-name="P83">This greatly simplifies the authentication process while maintaining a high level of security.</text:p>
      <text:p text:style-name="P84">However, it is important to note that all applications used by the user must support<text:s/>Passwordless<text:s/>authentication.</text:p>
      <text:p text:style-name="P85">Some specific applications, such as certain VPN clients using Radius connection, may not be compatible with<text:s/>Passwordless<text:s/>authentication and may require an additional authentication method, such as a push notification.</text:p>
      <text:p text:style-name="P86">Therefore, it is recommended to check the compatibility of applications with<text:s/>Passwordless<text:s/>authentication before transitioning to the MFA_FIDO2_Passwordless group.</text:p>
      <text:p text:style-name="P87">This ensures a smooth and secure authentication experience for the user,<text:s/>considering<text:s/>the specific requirements of each application.</text:p>
      <text:p text:style-name="P88"/>
      <text:p text:style-name="P89"/>
      <text:p text:style-name="P90"/>
      <text:p text:style-name="P91"/>
      <text:p text:style-name="P92">Configuration and Prerequisites:<text:s/></text:p>
      <text:p text:style-name="P93">MfaPasslessPizazz is developed around PowerShell, Microsoft Azure, and Microsoft Graph.</text:p>
      <text:p text:style-name="P94"><text:span text:style-name="T95">By combining<text:s/></text:span><text:a xlink:href="https://portal.azure.com/#view/Microsoft_AAD_IAM/AuthenticationMethodsMenuBlade/~/AuthMethodsSettings" office:target-frame-name="_top" xlink:show="replace"><text:span text:style-name="T96">Authentication Methods<text:s/></text:span><text:span text:style-name="T97">Settings</text:span></text:a><text:span text:style-name="T98">,<text:s/></text:span><text:a xlink:href="https://portal.azure.com/#view/Microsoft_AAD_IAM/AuthenticationMethodsMenuBlade/~/AdminAuthMethods" office:target-frame-name="_top" xlink:show="replace"><text:span text:style-name="T99">Authentication Methods Policy</text:span></text:a><text:span text:style-name="T100">,<text:s/></text:span><text:a xlink:href="https://portal.azure.com/#view/Microsoft_AAD_IAM/AuthenticationMethodsMenuBlade/~/AuthStrengths" office:target-frame-name="_top" xlink:show="replace"><text:span text:style-name="T101">Authentication Strengths</text:span></text:a><text:span text:style-name="T102">,<text:s/></text:span><text:a xlink:href="https://portal.azure.com/#view/Microsoft_AAD_IAM/AuthenticationMethodsMenuBlade/~/UserRegistrationDetails" office:target-frame-name="_top" xlink:show="replace"><text:span text:style-name="T103">User Registration Details</text:span></text:a><text:span text:style-name="T104">,<text:s/></text:span><text:a xlink:href="https://portal.azure.com/#view/Microsoft_AAD_ConditionalAccess/PoliciesList" office:target-frame-name="_top" xlink:show="replace"><text:span text:style-name="T105">Conditional Access Policies</text:span></text:a><text:span text:style-name="T106">,<text:s/></text:span><text:a xlink:href="https://portal.azure.com/#view/Microsoft_AAD_ConditionalAccess/ConditionalAccessBlade/~/NamedLocations" office:target-frame-name="_top" xlink:show="replace"><text:span text:style-name="T107">Named Locations</text:span></text:a><text:span text:style-name="T108">, and<text:s/></text:span><text:a xlink:href="https://portal.azure.com/#view/Microsoft_AAD_IAM/GroupsManagementMenuBlade/~/AllGroups" office:target-frame-name="_top" xlink:show="replace"><text:span text:style-name="T109">Security Groups</text:span></text:a><text:span text:style-name="T110">, MfaPasslessPizazz conditions the actions of its scripts.<text:s/></text:span></text:p>
      <text:p text:style-name="P111">As such, certain pre-configurations are required.</text:p>
      <text:p text:style-name="P112"><text:span text:style-name="T113">For this purpose, MfaPasslessPizazz provides an<text:s/></text:span><text:span text:style-name="T114">AutoConf<text:s/></text:span><text:span text:style-name="T115">module that prepares your environment with just one click! (The only interaction expected is, if desired, entering your list of Safe IP addresses).</text:span></text:p>
      <text:p text:style-name="P116"><text:span text:style-name="T117">Finally, before executing the MfaPasslessPizazz tools, as a preemptive measure, you<text:s/></text:span><text:span text:style-name="T118">must provide</text:span><text:span text:style-name="T119"><text:s/>a list of users to be excluded from the various processes.</text:span></text:p>
      <text:p text:style-name="P120"/>
      <text:p text:style-name="P121"/>
      <text:p text:style-name="P122"/>
      <text:p text:style-name="P123">Closing Remarks:<text:s/></text:p>
      <text:p text:style-name="P124">MfaPasslessPizazz was designed to simplify and secure MFA and Passwordless authentication deployments in Azure AD environments. In response to the frequent confusion between MFA and Passwordless, as well as the lack of familiarity with the Azure AD environment that can discourage some organizations, I wanted to make the adoption of robust authentication methods more accessible.</text:p>
      <text:p text:style-name="P125">The primary goal of MfaPasslessPizazz is to facilitate and enhance the security of authentication deployments. To achieve this, I have<text:s/>considered<text:s/>the specific challenges administrators face by providing a solution that ranges from self-configuration to simplified enrollment procedures ready to be shared with end users. You now have a comprehensive set of tools that not only simplify the technical configuration but also improve the end-user experience during their enrollment.</text:p>
      <text:p text:style-name="P126">Furthermore, I hope that this tool instills the confidence in other administrators to embark on the Azure AD authentication and Graph API adventure. I have taken the time to write clean, organized, and documented scripts to assist adventurous administrators in customizing the tool according to their specific needs.</text:p>
      <text:p text:style-name="P127">Administrators, feel free to explore the infinite possibilities offered by Azure AD authentication and the Graph API. With MfaPasslessPizazz in your hands, you have a powerful tool to deploy robust and secure authentication methods in your Azure AD environment.</text:p>
      <text:p text:style-name="P128"><text:span text:style-name="T129">Wishing you successful deployments and a rewarding authentication<text:s/></text:span><text:span text:style-name="T130">Journe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DIN" svg:font-family="DIN" style:font-family-generic="system" style:font-pitch="variable" svg:panose-1="2 0 5 3 4 0 0 2 0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DIN"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DI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DIN"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fo:font-size="10pt" style:font-size-asian="10pt"/>
    </style:style>
    <style:style style:name="WW_CharLFO20LVL2" style:family="text">
      <style:text-properties style:font-name="DIN" style:font-name-asian="Calibri" style:font-name-complex="Calibri"/>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DIN" style:font-name-asian="Calibri" style:font-name-complex="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201in" text:min-label-width="0.25in" text:list-level-position-and-space-mode="label-alignment">
          <style:list-level-label-alignment text:label-followed-by="listtab" fo:margin-left="0.6701in" fo:text-indent="-0.25in"/>
        </style:list-level-properties>
        <style:text-properties style:font-name="Wingdings"/>
      </text:list-level-style-bullet>
      <text:list-level-style-bullet text:level="2" text:style-name="WW_CharLFO2LVL2" text:bullet-char="o">
        <style:list-level-properties text:space-before="0.9201in" text:min-label-width="0.25in" text:list-level-position-and-space-mode="label-alignment">
          <style:list-level-label-alignment text:label-followed-by="listtab" fo:margin-left="1.1701in" fo:text-indent="-0.25in"/>
        </style:list-level-properties>
        <style:text-properties style:font-name="Courier New"/>
      </text:list-level-style-bullet>
      <text:list-level-style-bullet text:level="3" text:style-name="WW_CharLFO2LVL3" text:bullet-char="">
        <style:list-level-properties text:space-before="1.4201in" text:min-label-width="0.25in" text:list-level-position-and-space-mode="label-alignment">
          <style:list-level-label-alignment text:label-followed-by="listtab" fo:margin-left="1.6701in" fo:text-indent="-0.25in"/>
        </style:list-level-properties>
        <style:text-properties style:font-name="Wingdings"/>
      </text:list-level-style-bullet>
      <text:list-level-style-bullet text:level="4" text:style-name="WW_CharLFO2LVL4" text:bullet-char="">
        <style:list-level-properties text:space-before="1.9201in" text:min-label-width="0.25in" text:list-level-position-and-space-mode="label-alignment">
          <style:list-level-label-alignment text:label-followed-by="listtab" fo:margin-left="2.1701in" fo:text-indent="-0.25in"/>
        </style:list-level-properties>
        <style:text-properties style:font-name="Symbol"/>
      </text:list-level-style-bullet>
      <text:list-level-style-bullet text:level="5" text:style-name="WW_CharLFO2LVL5" text:bullet-char="o">
        <style:list-level-properties text:space-before="2.4201in" text:min-label-width="0.25in" text:list-level-position-and-space-mode="label-alignment">
          <style:list-level-label-alignment text:label-followed-by="listtab" fo:margin-left="2.6701in" fo:text-indent="-0.25in"/>
        </style:list-level-properties>
        <style:text-properties style:font-name="Courier New"/>
      </text:list-level-style-bullet>
      <text:list-level-style-bullet text:level="6" text:style-name="WW_CharLFO2LVL6" text:bullet-char="">
        <style:list-level-properties text:space-before="2.9201in" text:min-label-width="0.25in" text:list-level-position-and-space-mode="label-alignment">
          <style:list-level-label-alignment text:label-followed-by="listtab" fo:margin-left="3.1701in" fo:text-indent="-0.25in"/>
        </style:list-level-properties>
        <style:text-properties style:font-name="Wingdings"/>
      </text:list-level-style-bullet>
      <text:list-level-style-bullet text:level="7" text:style-name="WW_CharLFO2LVL7" text:bullet-char="">
        <style:list-level-properties text:space-before="3.4201in" text:min-label-width="0.25in" text:list-level-position-and-space-mode="label-alignment">
          <style:list-level-label-alignment text:label-followed-by="listtab" fo:margin-left="3.6701in" fo:text-indent="-0.25in"/>
        </style:list-level-properties>
        <style:text-properties style:font-name="Symbol"/>
      </text:list-level-style-bullet>
      <text:list-level-style-bullet text:level="8" text:style-name="WW_CharLFO2LVL8" text:bullet-char="o">
        <style:list-level-properties text:space-before="3.9201in" text:min-label-width="0.25in" text:list-level-position-and-space-mode="label-alignment">
          <style:list-level-label-alignment text:label-followed-by="listtab" fo:margin-left="4.1701in" fo:text-indent="-0.25in"/>
        </style:list-level-properties>
        <style:text-properties style:font-name="Courier New"/>
      </text:list-level-style-bullet>
      <text:list-level-style-bullet text:level="9" text:style-name="WW_CharLFO2LVL9" text:bullet-char="">
        <style:list-level-properties text:space-before="4.4201in" text:min-label-width="0.25in" text:list-level-position-and-space-mode="label-alignment">
          <style:list-level-label-alignment text:label-followed-by="listtab" fo:margin-left="4.6701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bullet text:level="1" text:style-name="WW_CharLFO1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DI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IN"/>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44in" fo:margin-left="0.984in" fo:margin-bottom="0.5909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an-Charles PELLE</meta:initial-creator>
    <dc:creator>Jean-Charles PELLE</dc:creator>
    <meta:creation-date>2023-06-28T14:37:00Z</meta:creation-date>
    <dc:date>2023-06-28T14:37:00Z</dc:date>
    <meta:print-date>2023-06-28T14:26:00Z</meta:print-date>
    <meta:template xlink:href="Normal" xlink:type="simple"/>
    <meta:editing-cycles>2</meta:editing-cycles>
    <meta:editing-duration>PT60S</meta:editing-duration>
    <meta:document-statistic meta:page-count="1" meta:paragraph-count="22" meta:word-count="1736" meta:character-count="11265" meta:row-count="79" meta:non-whitespace-character-count="9551"/>
  </office:meta>
</office:document-meta>
</file>